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4.59mm"/>
    </style:style>
    <style:style style:name="co5" style:family="table-column">
      <style:table-column-properties fo:break-before="auto" style:column-width="36.28mm"/>
    </style:style>
    <style:style style:name="co6" style:family="table-column">
      <style:table-column-properties fo:break-before="auto" style:column-width="35.22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34.47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64.52mm"/>
    </style:style>
    <style:style style:name="co16" style:family="table-column">
      <style:table-column-properties fo:break-before="auto" style:column-width="16.12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2.08mm"/>
    </style:style>
    <style:style style:name="co19" style:family="table-column">
      <style:table-column-properties fo:break-before="auto" style:column-width="28.43mm"/>
    </style:style>
    <style:style style:name="co20" style:family="table-column">
      <style:table-column-properties fo:break-before="auto" style:column-width="28.01mm"/>
    </style:style>
    <style:style style:name="co21" style:family="table-column">
      <style:table-column-properties fo:break-before="auto" style:column-width="53.06mm"/>
    </style:style>
    <style:style style:name="co22" style:family="table-column">
      <style:table-column-properties fo:break-before="auto" style:column-width="5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M$13];3)*([.D7]+[.D8])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10"/>
        </table:table-row>
      </table:table>
      <table:table table:name="Bottom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Bottom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3]/2" office:value-type="float" office:value="0.00228" calcext:value-type="float">
            <text:p>0.00228</text:p>
          </table:table-cell>
          <table:table-cell table:formula="of:=[.F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D3]*[.H3]" office:value-type="float" office:value="18208.6789412669" calcext:value-type="float">
            <text:p>18208.6789412669</text:p>
          </table:table-cell>
          <table:table-cell table:formula="of:=[.I3]*[.G3]" office:value-type="float" office:value="41.5157879860886" calcext:value-type="float">
            <text:p>41.5157879860886</text:p>
          </table:table-cell>
          <table:table-cell table:formula="of:=[.J3]*[.G3]" office:value-type="float" office:value="0.0946559966082819" calcext:value-type="float">
            <text:p>0.0946559966082819</text:p>
          </table:table-cell>
          <table:table-cell table:formula="of:=[.D3]*[.B3]*[.C3]^3/12" office:value-type="float" office:value="0.0315519988694273" calcext:value-type="float">
            <text:p>0.0315519988694273</text:p>
          </table:table-cell>
          <table:table-cell table:formula="of:=[.L3]+[.K3]" office:value-type="float" office:value="0.126207995477709" calcext:value-type="float">
            <text:p>0.126207995477709</text:p>
          </table:table-cell>
          <table:table-cell table:formula="of:=[.E3]*[.H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4]/2" office:value-type="float" office:value="0.025" calcext:value-type="float">
            <text:p>0.025</text:p>
          </table:table-cell>
          <table:table-cell table:formula="of:=[.G3]+([.C3]+[.C4])/2" office:value-type="float" office:value="0.02956" calcext:value-type="float">
            <text:p>0.02956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D4]*[.H4]" office:value-type="float" office:value="3196.09484819562" calcext:value-type="float">
            <text:p>3196.09484819562</text:p>
          </table:table-cell>
          <table:table-cell table:formula="of:=[.I4]*[.G4]" office:value-type="float" office:value="94.4765637126625" calcext:value-type="float">
            <text:p>94.4765637126625</text:p>
          </table:table-cell>
          <table:table-cell table:formula="of:=[.J4]*[.G4]" office:value-type="float" office:value="2.7927272233463" calcext:value-type="float">
            <text:p>2.7927272233463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L4]+[.K4]" office:value-type="float" office:value="3.45858031672039" calcext:value-type="float">
            <text:p>3.45858031672039</text:p>
          </table:table-cell>
          <table:table-cell table:formula="of:=[.E4]*[.H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5]/2" office:value-type="float" office:value="0.00228" calcext:value-type="float">
            <text:p>0.00228</text:p>
          </table:table-cell>
          <table:table-cell table:formula="of:=[.G4]+([.C4]+[.C5])/2" office:value-type="float" office:value="0.05684" calcext:value-type="float">
            <text:p>0.05684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D5]*[.H5]" office:value-type="float" office:value="2451.35688493092" calcext:value-type="float">
            <text:p>2451.35688493092</text:p>
          </table:table-cell>
          <table:table-cell table:formula="of:=[.I5]*[.G5]" office:value-type="float" office:value="139.335125339474" calcext:value-type="float">
            <text:p>139.335125339474</text:p>
          </table:table-cell>
          <table:table-cell table:formula="of:=[.J5]*[.G5]" office:value-type="float" office:value="7.91980852429569" calcext:value-type="float">
            <text:p>7.91980852429569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L5]+[.K5]" office:value-type="float" office:value="7.9240562355059" calcext:value-type="float">
            <text:p>7.9240562355059</text:p>
          </table:table-cell>
          <table:table-cell table:formula="of:=[.E5]*[.H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5])" office:value-type="float" office:value="23856.1306743935" calcext:value-type="float">
            <text:p>23856.1306743935</text:p>
          </table:table-cell>
          <table:table-cell table:formula="of:=SUM([.J3:.J5])" office:value-type="float" office:value="275.327477038225" calcext:value-type="float">
            <text:p>275.327477038225</text:p>
          </table:table-cell>
          <table:table-cell/>
          <table:table-cell table:formula="of:=SUM([.L3:.L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7]/[.I7]" office:value-type="float" office:value="0.0115411623450635" calcext:value-type="float">
            <text:p>0.0115411623450635</text:p>
          </table:table-cell>
          <table:table-cell office:value-type="string" calcext:value-type="string">
            <text:p>EI Base</text:p>
          </table:table-cell>
          <table:table-cell table:formula="of:=SUM([.M3:.M5])" office:value-type="float" office:value="11.508844547704" calcext:value-type="float">
            <text:p>11.5088445477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10]-[.I7]*[.K10]^2" office:value-type="float" office:value="8.33124543714909" calcext:value-type="float">
            <text:p>8.33124543714909</text:p>
          </table:table-cell>
          <table:table-cell/>
        </table:table-row>
      </table:table>
      <table:table table:name="Side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M$13];3)*([.D7]+[.D8])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4" calcext:value-type="float">
            <text:p>0.4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 + foot width</text:p>
          </table:table-cell>
          <table:table-cell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1.01" calcext:value-type="float">
            <text:p>1.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7.225" calcext:value-type="float">
            <text:p>17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0.875" calcext:value-type="float">
            <text:p>10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Side Stiffener 01 Stiff calc" table:style-name="ta1">
        <office:forms form:automatic-focus="false" form:apply-design-mode="false"/>
        <table:table-column table:style-name="co2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3])" office:value-type="float" office:value="0" calcext:value-type="float">
            <text:p>0</text:p>
          </table:table-cell>
          <table:table-cell table:formula="of:=SIN([.G3])" office:value-type="float" office:value="0" calcext:value-type="float">
            <text:p>0</text:p>
          </table:table-cell>
          <table:table-cell table:formula="of:=COS([.H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/2*[.I3]" office:value-type="float" office:value="0.00228" calcext:value-type="float">
            <text:p>0.00228</text:p>
          </table:table-cell>
          <table:table-cell table:formula="of:=[.K3]+[.J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B3]*[.C3]*([.B3]^2*[.H3]^2+[.C3]^2*[.I3]^2)/12" office:value-type="float" office:value="0.00000000117385694208" calcext:value-type="float">
            <text:p>1.17385694208E-09</text:p>
          </table:table-cell>
          <table:table-cell table:formula="of:=[.D3]*[.M3]" office:value-type="float" office:value="18208.6789412669" calcext:value-type="float">
            <text:p>18208.6789412669</text:p>
          </table:table-cell>
          <table:table-cell table:formula="of:=[.O3]*[.L3]" office:value-type="float" office:value="41.5157879860886" calcext:value-type="float">
            <text:p>41.5157879860886</text:p>
          </table:table-cell>
          <table:table-cell table:formula="of:=[.P3]*[.K3]" office:value-type="float" office:value="0.0946559966082819" calcext:value-type="float">
            <text:p>0.0946559966082819</text:p>
          </table:table-cell>
          <table:table-cell table:formula="of:=[.D3]*[.N3]" office:value-type="float" office:value="0.0315519988694273" calcext:value-type="float">
            <text:p>0.0315519988694273</text:p>
          </table:table-cell>
          <table:table-cell table:formula="of:=[.R3]+[.Q3]" office:value-type="float" office:value="0.126207995477709" calcext:value-type="float">
            <text:p>0.126207995477709</text:p>
          </table:table-cell>
          <table:table-cell table:formula="of:=[.E3]*[.M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C3]*[.I3]" office:value-type="float" office:value="0.00456" calcext:value-type="float">
            <text:p>0.00456</text:p>
          </table:table-cell>
          <table:table-cell table:formula="of:=[.C4]/2*[.I4]" office:value-type="float" office:value="0.0234923155196477" calcext:value-type="float">
            <text:p>0.0234923155196477</text:p>
          </table:table-cell>
          <table:table-cell table:formula="of:=[.K4]+[.J4]" office:value-type="float" office:value="0.0280523155196477" calcext:value-type="float">
            <text:p>0.0280523155196477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B4]*[.C4]*([.B4]^2*[.H4]^2+[.C4]^2*[.I4]^2)/12" office:value-type="float" office:value="0.00000004198977091762" calcext:value-type="float">
            <text:p>4.19897709176176E-08</text:p>
          </table:table-cell>
          <table:table-cell table:formula="of:=[.D4]*[.M4]" office:value-type="float" office:value="3196.09484819562" calcext:value-type="float">
            <text:p>3196.09484819562</text:p>
          </table:table-cell>
          <table:table-cell table:formula="of:=[.O4]*[.L4]" office:value-type="float" office:value="89.6578611123041" calcext:value-type="float">
            <text:p>89.6578611123041</text:p>
          </table:table-cell>
          <table:table-cell table:formula="of:=[.P4]*[.K4]" office:value-type="float" office:value="2.106270762067" calcext:value-type="float">
            <text:p>2.106270762067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R4]+[.Q4]" office:value-type="float" office:value="2.77212385544109" calcext:value-type="float">
            <text:p>2.77212385544109</text:p>
          </table:table-cell>
          <table:table-cell table:formula="of:=[.E4]*[.M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5])" office:value-type="float" office:value="0.349065850398866" calcext:value-type="float">
            <text:p>0.349065850398866</text:p>
          </table:table-cell>
          <table:table-cell table:formula="of:=SIN([.G5])" office:value-type="float" office:value="0.342020143325669" calcext:value-type="float">
            <text:p>0.342020143325669</text:p>
          </table:table-cell>
          <table:table-cell table:formula="of:=COS([.G5])" office:value-type="float" office:value="0.939692620785908" calcext:value-type="float">
            <text:p>0.939692620785908</text:p>
          </table:table-cell>
          <table:table-cell table:formula="of:=[.J4]+[.C4]*[.I4]+([.B5]-[.B4])/2*[.H5]" office:value-type="float" office:value="0.0541850265457696" calcext:value-type="float">
            <text:p>0.0541850265457696</text:p>
          </table:table-cell>
          <table:table-cell table:formula="of:=[.C5]/2*[.I5]" office:value-type="float" office:value="0.00214249917539187" calcext:value-type="float">
            <text:p>0.00214249917539187</text:p>
          </table:table-cell>
          <table:table-cell table:formula="of:=[.K5]+[.J5]" office:value-type="float" office:value="0.0563275257211615" calcext:value-type="float">
            <text:p>0.0563275257211615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B5]*[.C5]*([.B5]^2*[.H5]^2+[.C5]^2*[.I5]^2)/12" office:value-type="float" office:value="0.00000000049515764904" calcext:value-type="float">
            <text:p>4.95157649042421E-10</text:p>
          </table:table-cell>
          <table:table-cell table:formula="of:=[.D5]*[.M5]" office:value-type="float" office:value="2451.35688493092" calcext:value-type="float">
            <text:p>2451.35688493092</text:p>
          </table:table-cell>
          <table:table-cell table:formula="of:=[.O5]*[.L5]" office:value-type="float" office:value="138.078867987693" calcext:value-type="float">
            <text:p>138.078867987693</text:p>
          </table:table-cell>
          <table:table-cell table:formula="of:=[.P5]*[.K5]" office:value-type="float" office:value="0.295833860802675" calcext:value-type="float">
            <text:p>0.295833860802675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R5]+[.Q5]" office:value-type="float" office:value="0.300081572012883" calcext:value-type="float">
            <text:p>0.300081572012883</text:p>
          </table:table-cell>
          <table:table-cell table:formula="of:=[.E5]*[.M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table:formula="of:=SUM([.O3:.O5])" office:value-type="float" office:value="23856.1306743935" calcext:value-type="float">
            <text:p>23856.1306743935</text:p>
          </table:table-cell>
          <table:table-cell table:formula="of:=SUM([.P3:.P5])" office:value-type="float" office:value="269.252517086086" calcext:value-type="float">
            <text:p>269.252517086086</text:p>
          </table:table-cell>
          <table:table-cell/>
          <table:table-cell table:formula="of:=SUM([.R3:.R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zln</text:p>
          </table:table-cell>
          <table:table-cell table:formula="of:=[.P7]/[.O7]" office:value-type="float" office:value="0.0112865125011699" calcext:value-type="float">
            <text:p>0.0112865125011699</text:p>
          </table:table-cell>
          <table:table-cell office:value-type="string" calcext:value-type="string">
            <text:p>EI Base</text:p>
          </table:table-cell>
          <table:table-cell table:formula="of:=SUM([.S3:.S5])" office:value-type="float" office:value="3.19841342293168" calcext:value-type="float">
            <text:p>3.19841342293168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EI ln</text:p>
          </table:table-cell>
          <table:table-cell table:formula="of:=[.S10]-[.O7]*[.Q10]^2" office:value-type="float" office:value="0.159491522868101" calcext:value-type="float">
            <text:p>0.159491522868101</text:p>
          </table:table-cell>
          <table:table-cell/>
        </table:table-row>
        <table:table-row table:style-name="ro1" table:number-rows-repeated="1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table:number-columns-repeated="12"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09:44:09.3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5T09:40:24.240000000</dc:date>
    <meta:editing-cycles>16</meta:editing-cycles>
    <meta:editing-duration>P2DT21H37M46S</meta:editing-duration>
    <meta:generator>LibreOffice/7.2.1.2$Windows_X86_64 LibreOffice_project/87b77fad49947c1441b67c559c339af8f3517e22</meta:generator>
    <meta:document-statistic meta:table-count="11" meta:cell-count="1660" meta:object-count="0"/>
  </office:meta>
</office:document-meta>
</file>